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weight="normal" officeooo:paragraph-rsid="002ccd43"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5900787716068168557" text:style-name="L1">
        <text:list-item>
          <text:p text:style-name="P7">Database Configuration</text:p>
        </text:list-item>
      </text:list>
      <text:p text:style-name="P3"/>
      <text:p text:style-name="P5"><text:tab/>1.1 PostgreSQL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329730439732423309"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the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138190995435340507" text:style-name="L3">
        <text:list-item>
          <text:p text:style-name="P10">Qt 4.8.x must be installed. Qt 5.x is also supported. <text:span text:style-name="T3">Qt 4.7.4 is loosely supported. </text:span>Please download the software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9">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9">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9">If you intend to use SQLite, the SQLite package must be installed. Please download the <text:soft-page-break/>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9">After the required dependencies have been fulfilled and your environment is properly configured for Qt, build BiblioteQ via qmake -o Makefile biblioteq.pro &amp;&amp; make <text:span text:style-name="T12">or qmake -o Makefile biblioteq.qt5.pro.</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5">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5">4. Removing BiblioteQ</text:p>
      <text:p text:style-name="P6"/>
      <text:p text:style-name="P5"><text:tab/>4.1 OS X</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desired SQLite database file(s).</text:span></text:p>
      <text:p text:style-name="P5"><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lexis Megas</meta:initial-creator>
    <meta:creation-date>2009-01-24T10:30:40</meta:creation-date>
    <dc:date>2016-06-06T05:34:56.365421577</dc:date>
    <meta:editing-cycles>217</meta:editing-cycles>
    <meta:editing-duration>P1DT7H24M28S</meta:editing-duration>
    <dc:creator>Alexis Megas</dc:creator>
    <meta:document-statistic meta:table-count="0" meta:image-count="0" meta:object-count="0" meta:page-count="3" meta:paragraph-count="41" meta:word-count="517" meta:character-count="3752" meta:non-whitespace-character-count="3261"/>
    <meta:user-defined meta:name="Info 1"/>
    <meta:user-defined meta:name="Info 2"/>
    <meta:user-defined meta:name="Info 3"/>
    <meta:user-defined meta:name="Info 4"/>
  </office:meta>
</office:document-meta>
</file>